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723a" officeooo:paragraph-rsid="0017723a"/>
    </style:style>
    <style:style style:name="P2" style:family="paragraph" style:parent-style-name="Standard">
      <style:text-properties officeooo:rsid="0017723a" officeooo:paragraph-rsid="0017723a"/>
    </style:style>
    <style:style style:name="P3" style:family="paragraph" style:parent-style-name="Standard" style:list-style-name="L3">
      <style:text-properties officeooo:rsid="0017723a" officeooo:paragraph-rsid="0017723a"/>
    </style:style>
    <style:style style:name="P4" style:family="paragraph" style:parent-style-name="Standard" style:list-style-name="L2">
      <style:text-properties officeooo:rsid="00196ea3" officeooo:paragraph-rsid="00196ea3"/>
    </style:style>
    <style:style style:name="P5" style:family="paragraph" style:parent-style-name="Standard" style:list-style-name="L4">
      <style:text-properties officeooo:rsid="00196ea3" officeooo:paragraph-rsid="00196ea3"/>
    </style:style>
    <style:style style:name="P6" style:family="paragraph" style:parent-style-name="Standard">
      <style:text-properties officeooo:rsid="00196ea3" officeooo:paragraph-rsid="00196ea3"/>
    </style:style>
    <style:style style:name="P7" style:family="paragraph" style:parent-style-name="Standard" style:list-style-name="L1">
      <style:text-properties officeooo:paragraph-rsid="00196ea3"/>
    </style:style>
    <style:style style:name="T1" style:family="text">
      <style:text-properties officeooo:rsid="00196ea3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3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4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 P. 52 :</text:p>
      <text:p text:style-name="P1"/>
      <text:p text:style-name="P1"/>
      <text:p text:style-name="P1">Le réchauffement climatique</text:p>
      <text:p text:style-name="P1"><text:tab/>El cambio climático</text:p>
      <text:list xml:id="list1038493741518041094" text:style-name="L1">
        <text:list-item>
          <text:p text:style-name="P7"><text:span text:style-name="T1">El calentamiento global</text:span></text:p>
        </text:list-item>
      </text:list>
      <text:p text:style-name="P1"/>
      <text:p text:style-name="P1">Les réserves naturelles</text:p>
      <text:p text:style-name="P1"><text:tab/>Los recursos naturales</text:p>
      <text:list xml:id="list2220093187330799914" text:style-name="L2">
        <text:list-item>
          <text:p text:style-name="P4">Las reservas naturales</text:p>
        </text:list-item>
      </text:list>
      <text:p text:style-name="P1"/>
      <text:p text:style-name="P1">La déforestation</text:p>
      <text:p text:style-name="P1"><text:tab/>La deforestación</text:p>
      <text:list xml:id="list1676582085691808043" text:style-name="L3">
        <text:list-item>
          <text:p text:style-name="P3"/>
        </text:list-item>
      </text:list>
      <text:p text:style-name="P1"/>
      <text:p text:style-name="P1">Les énergies alternatives</text:p>
      <text:p text:style-name="P1"><text:tab/>Las energías alternativas</text:p>
      <text:list xml:id="list1998238284292800602" text:style-name="L4">
        <text:list-item>
          <text:p text:style-name="P5"/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5:31:49.750000000</meta:creation-date>
    <dc:date>2018-09-21T08:53:57.828000000</dc:date>
    <meta:editing-duration>PT11M53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3" meta:word-count="36" meta:character-count="235" meta:non-whitespace-character-count="210"/>
  </office:meta>
</office:document-meta>
</file>